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/>
    </style:style>
    <style:style style:name="P2" style:family="paragraph" style:parent-style-name="Standard">
      <style:paragraph-properties fo:text-align="justify" style:justify-single-word="false"/>
      <style:text-properties style:font-name="Arial1" fo:font-style="italic" style:text-underline-style="none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/>
    </style:style>
    <style:style style:name="P4" style:family="paragraph" style:parent-style-name="Standard">
      <style:paragraph-properties fo:text-align="justify" style:justify-single-word="false"/>
      <style:text-properties style:font-name="Arial1" style:text-underline-style="none"/>
    </style:style>
    <style:style style:name="P5" style:family="paragraph" style:parent-style-name="Standard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1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Arial1" style:text-underline-style="none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Arial1" style:text-underline-style="solid" style:text-underline-width="auto" style:text-underline-color="font-color"/>
    </style:style>
    <style:style style:name="T1" style:family="text">
      <style:text-properties style:font-name-asian="Arial" style:font-name-complex="Arial"/>
    </style:style>
    <style:style style:name="T2" style:family="text">
      <style:text-properties style:font-name="Arial" style:font-name-asian="Arial" style:font-name-complex="Ari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érif</text:p>
      <text:p text:style-name="P1">Yohan Boichut</text:p>
      <text:p text:style-name="P1">---17/09/12---</text:p>
      <text:p text:style-name="P1">but : </text:p>
      <text:list xml:id="list19758228941" text:style-name="L1">
        <text:list-item>
          <text:list>
            <text:list-item>
              <text:p text:style-name="P6">use logic to model</text:p>
            </text:list-item>
            <text:list-item>
              <text:p text:style-name="P6">comprendre lien entre logique et automate</text:p>
            </text:list-item>
            <text:list-item>
              <text:p text:style-name="P6">appliquer à la vérif de systèmes</text:p>
            </text:list-item>
          </text:list>
        </text:list-item>
      </text:list>
      <text:p text:style-name="P1"/>
      <text:p text:style-name="P2">Э : il existe, Ұ : pour tout , € : appartient</text:p>
      <text:p text:style-name="P1"/>
      <text:p text:style-name="P3">Logique faible du second ordre :</text:p>
      <text:p text:style-name="P4"/>
      <text:list xml:id="list1214076911" text:style-name="L2">
        <text:list-item>
          <text:p text:style-name="P7">un variable du premier ordre x représente un entier.</text:p>
        </text:list-item>
        <text:list-item>
          <text:p text:style-name="P7">une variable du second ordre X représente un ensemble.</text:p>
        </text:list-item>
        <text:list-item>
          <text:p text:style-name="P7">WS1S est le plus petit ensemble de formules du premier ordre.</text:p>
          <text:list>
            <text:list-item>
              <text:p text:style-name="P7">x=y € WS1S</text:p>
            </text:list-item>
            <text:list-item>
              <text:p text:style-name="P7">x=0 € WS1S</text:p>
            </text:list-item>
            <text:list-item>
              <text:p text:style-name="P7">x €X € WS1S</text:p>
            </text:list-item>
            <text:list-item>
              <text:p text:style-name="P7">y = x+ 1 € WS1S</text:p>
              <text:p text:style-name="P7"/>
            </text:list-item>
          </text:list>
        </text:list-item>
        <text:list-item>
          <text:p text:style-name="P7">interprétation des variables du premier ordre <text:s/>dans N</text:p>
        </text:list-item>
        <text:list-item>
          <text:p text:style-name="P7">interprétation des variables X dans 2^ ?</text:p>
          <text:p text:style-name="P7"/>
        </text:list-item>
        <text:list-item>
          <text:p text:style-name="P10">Exercice :</text:p>
          <text:list>
            <text:list-item>
              <text:p text:style-name="P7">exprimer par une formule le fait que x est un singleton</text:p>
              <text:list>
                <text:list-item>
                  <text:p text:style-name="P7">Эx. x€X ^ (Ұy,y' . (y€X ^ y'€X) =&gt; y=y '))</text:p>
                </text:list-item>
              </text:list>
            </text:list-item>
            <text:list-item>
              <text:p text:style-name="P7">Exprimer φX<text:span text:style-name="T1">&lt;&lt; Y(X,Y) le fait que X &lt;&lt; Y</text:span></text:p>
              <text:list>
                <text:list-item>
                  <text:p text:style-name="P8">Ұx , (x€X =&gt; x€Y).</text:p>
                </text:list-item>
              </text:list>
            </text:list-item>
            <text:list-item>
              <text:p text:style-name="P8">Exprimer par une formule, la parité d'un nombre x</text:p>
              <text:list>
                <text:list-item>
                  <text:p text:style-name="P8">Ұx €X, (pair(x) =&gt; impair(x+1)) ^ (impair(x)=&gt;pair(x+1)). </text:p>
                </text:list-item>
                <text:list-item>
                  <text:p text:style-name="P8">Φeven(X) = <text:tab/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ЭX : 0 €X ^ x €X ^</text:p>
                                    </text:list-item>
                                    <text:list-item>
                                      <text:p text:style-name="P8">(Ұy : (y&gt;0 ^ y &lt;= x) =&gt;( y €x &lt;=&gt; y-1!€ X)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Exprimer avec une formule Φ(X) : X est l'ensemble des entiers pairs.</text:p>
              <text:list>
                <text:list-item>
                  <text:p text:style-name="P8">Ұx : (x€X=&gt; <text:s/>Φeven(x) ).</text:p>
                </text:list-item>
                <text:list-item>
                  <text:p text:style-name="P8"><text:s/>ΦҰЭ<text:span text:style-name="T2">∩</text:span></text:p>
                </text:list-item>
              </text:list>
            </text:list-item>
            <text:list-item>
              <text:p text:style-name="P8">Φ(A,B,C) : A<text:span text:style-name="T2">∩</text:span>B =C</text:p>
              <text:list>
                <text:list-item>
                  <text:list>
                    <text:list-item>
                      <text:p text:style-name="P8">Ұx ( (x€A^x€B) &lt;=&gt; (x€C) )</text:p>
                    </text:list-item>
                  </text:list>
                </text:list-item>
              </text:list>
            </text:list-item>
            <text:list-item>
              <text:p text:style-name="P8">Φ(A,B,C) : AvB = C</text:p>
              <text:list>
                <text:list-item>
                  <text:list>
                    <text:list-item>
                      <text:p text:style-name="P8">Ұx ( (x € C) = &gt; (x€A v X€B)).</text:p>
                    </text:list-item>
                  </text:list>
                </text:list-item>
              </text:list>
            </text:list-item>
            <text:list-item>
              <text:p text:style-name="P8">Φ(A,B,C) : A/B =C</text:p>
              <text:list>
                <text:list-item>
                  <text:list>
                    <text:list-item>
                      <text:p text:style-name="P8">Ұx ( x€C =&gt; ( x€A ^!(x€B))).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1497015767" text:style-name="L3">
        <text:list-item>
          <text:p text:style-name="P9">soit E = {a,b}. proposez une représentation des mots w constructibles sur E</text:p>
          <text:list>
            <text:list-item>
              <text:p text:style-name="P9">Xa : ensemble stockant la position du mots où un a apparaît</text:p>
            </text:list-item>
            <text:list-item>
              <text:p text:style-name="P9">xB : idem mais avec b.</text:p>
            </text:list-item>
          </text:list>
        </text:list-item>
        <text:list-item>
          <text:p text:style-name="P9">Exercice</text:p>
          <text:list>
            <text:list-item>
              <text:p text:style-name="P9">Prenons une RegExp de la forme a(b+c)⁺a.</text:p>
              <text:list>
                <text:list-item>
                  <text:p text:style-name="P9">Def formule Φ(Xa,Xb,Xc)</text:p>
                  <text:list>
                    <text:list-item>
                      <text:p text:style-name="P9"><text:soft-page-break/>0€Xa ^ max(x,X) €Xa ^ [Ұx (x &gt;0 ^ x &lt; max(x,X) =&gt; (x€Xb v x€Xc)) ]^ (1€XB v 1 €Xc)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7T10:18:22</meta:creation-date>
    <dc:date>2012-09-19T16:14:50</dc:date>
    <dc:creator>Whoopgap </dc:creator>
    <meta:editing-duration>PT1H51M26S</meta:editing-duration>
    <meta:editing-cycles>37</meta:editing-cycles>
    <meta:generator>LibreOffice/3.5$Linux_X86_64 LibreOffice_project/350m1$Build-2</meta:generator>
    <meta:document-statistic meta:table-count="0" meta:image-count="0" meta:object-count="0" meta:page-count="2" meta:paragraph-count="44" meta:word-count="333" meta:character-count="1435" meta:non-whitespace-character-count="1178"/>
  </office:meta>
</office:document-meta>
</file>